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rsid="00190e43" officeooo:paragraph-rsid="001fab4a"/>
    </style:style>
    <style:style style:name="P2" style:family="paragraph" style:parent-style-name="Standard">
      <style:text-properties officeooo:rsid="001e209b" officeooo:paragraph-rsid="001fab4a"/>
    </style:style>
    <style:style style:name="P3" style:family="paragraph" style:parent-style-name="Standard">
      <style:text-properties officeooo:rsid="00190e43" officeooo:paragraph-rsid="001fab4a"/>
    </style:style>
    <style:style style:name="P4" style:family="paragraph" style:parent-style-name="Standard">
      <style:text-properties officeooo:rsid="001ae7ba" officeooo:paragraph-rsid="001fab4a"/>
    </style:style>
    <style:style style:name="P5" style:family="paragraph" style:parent-style-name="Standard">
      <style:text-properties officeooo:rsid="001c0674" officeooo:paragraph-rsid="001fab4a"/>
    </style:style>
    <style:style style:name="P6" style:family="paragraph" style:parent-style-name="Standard">
      <style:text-properties officeooo:rsid="00a0bedd" officeooo:paragraph-rsid="001fab4a"/>
    </style:style>
    <style:style style:name="P7" style:family="paragraph" style:parent-style-name="Standard">
      <style:text-properties officeooo:rsid="001cc137" officeooo:paragraph-rsid="001fab4a"/>
    </style:style>
    <style:style style:name="P8" style:family="paragraph" style:parent-style-name="Standard">
      <style:text-properties style:font-name="Dudu Cyryllic" officeooo:rsid="001cc137" officeooo:paragraph-rsid="001fab4a"/>
    </style:style>
    <style:style style:name="P9" style:family="paragraph" style:parent-style-name="Standard">
      <style:text-properties style:font-name="Dudu Cyryllic" officeooo:rsid="0024115e" officeooo:paragraph-rsid="001fab4a"/>
    </style:style>
    <style:style style:name="P10" style:family="paragraph" style:parent-style-name="Standard">
      <style:text-properties style:font-name="Liberation Serif" fo:font-style="italic" officeooo:rsid="001cc137" officeooo:paragraph-rsid="001fab4a" style:font-style-asian="italic" style:font-style-complex="italic"/>
    </style:style>
    <style:style style:name="P11" style:family="paragraph" style:parent-style-name="Standard">
      <style:text-properties style:font-name="Liberation Serif" fo:font-style="italic" officeooo:rsid="0024115e" officeooo:paragraph-rsid="001fab4a" style:font-style-asian="italic" style:font-style-complex="italic"/>
    </style:style>
    <style:style style:name="P12" style:family="paragraph" style:parent-style-name="Standard">
      <style:text-properties officeooo:rsid="001e06a5" officeooo:paragraph-rsid="001fab4a"/>
    </style:style>
    <style:style style:name="P13" style:family="paragraph" style:parent-style-name="Standard">
      <style:text-properties officeooo:rsid="0024115e" officeooo:paragraph-rsid="001fab4a"/>
    </style:style>
    <style:style style:name="T1" style:family="text">
      <style:text-properties officeooo:rsid="009cc7fb"/>
    </style:style>
    <style:style style:name="T2" style:family="text">
      <style:text-properties officeooo:rsid="00c96199"/>
    </style:style>
    <style:style style:name="T3" style:family="text">
      <style:text-properties officeooo:rsid="02bd549a"/>
    </style:style>
    <style:style style:name="T4" style:family="text">
      <style:text-properties officeooo:rsid="009b5c56"/>
    </style:style>
    <style:style style:name="T5" style:family="text">
      <style:text-properties officeooo:rsid="00c50e14"/>
    </style:style>
    <style:style style:name="T6" style:family="text">
      <style:text-properties officeooo:rsid="00c57a64"/>
    </style:style>
    <style:style style:name="T7" style:family="text">
      <style:text-properties officeooo:rsid="02bde533"/>
    </style:style>
    <style:style style:name="T8" style:family="text">
      <style:text-properties officeooo:rsid="00c760d1"/>
    </style:style>
    <style:style style:name="T9" style:family="text">
      <style:text-properties officeooo:rsid="00097b6f"/>
    </style:style>
    <style:style style:name="T10" style:family="text">
      <style:text-properties officeooo:rsid="001e06a5"/>
    </style:style>
    <style:style style:name="T11" style:family="text">
      <style:text-properties officeooo:rsid="0024115e"/>
    </style:style>
    <style:style style:name="T12" style:family="text">
      <style:text-properties officeooo:rsid="02beabfe"/>
    </style:style>
    <style:style style:name="T13" style:family="text">
      <style:text-properties officeooo:rsid="00c819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><text:s text:c="2"/></text:p>
      <text:p text:style-name="P4">Зато мама читала книги. </text:p>
      <text:p text:style-name="P4"><text:span text:style-name="T3">Она носила их с собою н</text:span>а работ<text:span text:style-name="T3">у</text:span>, в свои смены дежурства на насосной станции.</text:p>
      <text:p text:style-name="P4">Эти книги она брала в библиотеке Части (потому что мы жили не только на-Объекте-в-Зоне-<text:span text:style-name="T4">и</text:span>-<text:span text:style-name="T5">в-</text:span>Почтово<text:span text:style-name="T4">м</text:span>-ящике, но ещё и в войсковой Части номер такой-то).</text:p>
      <text:p text:style-name="P4"><text:span text:style-name="T6">В библиотеку путь неблизкий,</text:span> <text:span text:style-name="T4">не меньше</text:span> километр<text:span text:style-name="T4">а.</text:span> <text:span text:style-name="T4">С</text:span>начала <text:span text:style-name="T6">надо </text:span>спуститься <text:span text:style-name="T6">под гору</text:span> по дороге из бетонных плит, <text:span text:style-name="T6">внизу</text:span> её <text:span text:style-name="T4">пересечёт асфальтная</text:span>, <text:span text:style-name="T6">а бетонная превратится <text:s/>грунтовую улицу </text:span><text:s/>между рядами деревянных домов с невысокими палисадниками, <text:span text:style-name="T6">по ней надо идти</text:span> всё <text:span text:style-name="T4">время </text:span>прямо <text:s/>и, метров <text:span text:style-name="T4">за </text:span>двести до Дома офицеров, свернуть направо — к одноэтажному, но кирпичному зданию библиотеки Части.</text:p>
      <text:p text:style-name="P4">Мама иногда брала меня с собой и пока она <text:span text:style-name="T6">обменивала</text:span> книги в глубине здания, я дожидался <text:s/>в широкой пустой передней комнате с плакатами про ядерный взрыв и атомную бомбу в разрезе (ведь мы жили на Атомной Объекте).</text:p>
      <text:p text:style-name="P4">Кроме плакатов про бомбу на стенах были ещё фотографии как готовят диверсантов НАТО, где диверсант, вспрыгнув <text:s/>на спину часовому, раздирал ему губы пальцами своих рук.</text:p>
      <text:p text:style-name="P4"><text:span text:style-name="T4">От этой картинки становилось жутко</text:span>, но не смотреть <text:span text:style-name="T6">на неё </text:span>я не мог и думал — скорей бы уж мама вышла <text:span text:style-name="T3">с выбранными книгами</text:span>.</text:p>
      <text:p text:style-name="P5">Однажды я набрался смелости и спросил можно ли и мне брать тут книги?</text:p>
      <text:p text:style-name="P5">Мама сказала, что это, вообще-то, библиотека для взрослых, но всё же завела меня в комнату, где за тумбовым столом со стопками разнообразных толстых книг сидела женщина-библиотекарь и мама <text:span text:style-name="T3">ей </text:span>сказала, что <text:span text:style-name="T3">уже </text:span>не знает что со мной делать, и что я уже перечитал всю школьную библиотеку.</text:p>
      <text:p text:style-name="P5">С тех пор я ходил в библиотеку сам, без мамы; иногда даже <text:span text:style-name="T6">относил</text:span> её книги, а для себя брал по две-три и читал их вперемешку, <text:span text:style-name="T7">разбросанными по дивану, на</text:span> одном валике <text:span text:style-name="T6">которого</text:span> полз в тыл врага за «языком» <text:span text:style-name="T6">вместе </text:span>с разведчиками группы «Звезда», а перевернувшись к другому валику — утыкался в уже раскрытую страницу с мексиканскими кактусами, где скакал <text:span text:style-name="T7">через пампасы </text:span>белый вождь Майн Рида.</text:p>
      <text:p text:style-name="P6">Вот только Легенды и мифы древней Греции в синем переплёте, с чёрно-белыми фотографиями греческих богов и героев, я почему-то, главным образом, читал <text:s/>в ванной, сидя на стульчике рядом с титаном, <text:span text:style-name="T6">в котором горел огонь</text:span> для нагрева воды.</text:p>
      <text:p text:style-name="P5">За такой диванный образ жизни папа прозвал меня Обломовым, которого запомнил на уроках русской литературы в своей деревенской школе...</text:p>
      <text:p text:style-name="P5"/>
      <text:p text:style-name="P5">Зима была затяжная; метели сменялись морозом и солнцем. В школу <text:span text:style-name="T7">надо было</text:span> выходить в густых сумерках, чуть <text:span text:style-name="T7">ли</text:span>не затемно.</text:p>
      <text:p text:style-name="P5">Но однажды, в оттепельный день, возвращаясь из школы домой и уже на подъёме между казармами для новобранцев и домами Квартала, я увидел непонятную чёрную полосу слева от дороги, свернул <text:span text:style-name="T7">туда</text:span> и, проваливаясь валенками в нехоженый снег, пошёл разобраться. <text:span text:style-name="T6">Она</text:span> оказал<text:span text:style-name="T6">а</text:span>сь полосою проступившей из-под снега земли — липковатой от влаги. Проталина.</text:p>
      <text:p text:style-name="P5">На следующий день <text:span text:style-name="T6">проталина</text:span> удлинилась и кто-то <text:span text:style-name="T6">оставил </text:span><text:s/>на не<text:span text:style-name="T6">й</text:span> почернелые опавшие шишки сосны.</text:p>
      <text:p text:style-name="P7">И хотя назавтра ударил мороз, скова<text:span text:style-name="T8">л</text:span> снег твёрдым настом, и опять пошли снегопады, бесследно <text:span text:style-name="T8">у</text:span>крыв темневшую на взгорке проталину, я точно знал: а зима-то — пройдёт...</text:p>
      <text:p text:style-name="P7"/>
      <text:p text:style-name="P7">В середине марта, на первом уроке понедельника, Серафима Сергеевна сказала нам отложить свои ручки и выслушать её.</text:p>
      <text:p text:style-name="P7">Оказывается, позавчера она с дочкой ходила в баню, а <text:span text:style-name="T7">вернувшись</text:span> домой обнаружила пропажу кошелька, <text:span text:style-name="T7">со</text:span> вс<text:span text:style-name="T7">ей</text:span> её учительск<text:span text:style-name="T7">ой</text:span> зарплат<text:span text:style-name="T7">ой</text:span>.</text:p>
      <text:p text:style-name="P7">Они с дочкой очень расстроились, и та ей сказала, что разве с такими людьми построишь <text:soft-page-break/>коммунизм?</text:p>
      <text:p text:style-name="P7"><text:span text:style-name="T1">Но</text:span> на следующий день к ним домой пришёл человек — рабочий бани, который нашёл кошелёк и догадался кто это вечером его потерял, и принёс вернуть.</text:p>
      <text:p text:style-name="P7">И Серафима Сергеевна сказала, что коммунизм точно будет и попросила запомнить имя этого человека.</text:p>
      <text:p text:style-name="P8"/>
      <text:p text:style-name="P10"><text:span text:style-name="T9">(...н</text:span>о я его уже позабыл, потому что «тело — заплывчиво, память — забывчива», как записано в словаре Владимира Даля...<text:span text:style-name="T9">)</text:span></text:p>
      <text:p text:style-name="P7"/>
      <text:p text:style-name="P7">А в субботу <text:span text:style-name="T1">солнце </text:span>пригревало совсем по весеннему.</text:p>
      <text:p text:style-name="P7">После <text:s/>школы и обеда я поспешил во двор Квартала на общий субботник.</text:p>
      <text:p text:style-name="P7">Люди вышли из домов в <text:span text:style-name="T1">ярко </text:span>сверкающий день и лопатами расчищали от снега бетонные дорожки во всём огромном дворе.</text:p>
      <text:p text:style-name="P7">Дети постарше нагружали снег в большие картонные коробки и на санках отвозили в сторонку, на кучу, где бы он не мешал.</text:p>
      <text:p text:style-name="P7">В кювет<text:span text:style-name="T8">ах</text:span> прокопали <text:span text:style-name="T8">глубокие </text:span>каналы, нарезая лопатами и вытаскивая целые кубы подмокшего снизу снега.</text:p>
      <text:p text:style-name="P7">И по этим каналам <text:span text:style-name="T1">с </text:span>журча<text:span text:style-name="T1">нием</text:span> бежала тёмная вода.</text:p>
      <text:p text:style-name="P7">Пришла весна и всё менялось каждый день...</text:p>
      <text:p text:style-name="P7"/>
      <text:p text:style-name="P7">Потом нам в школе выдали желтоватые листки табелей успеваемости с нашими оценками по предметам и за поведение, и наступили летние каникулы <text:span text:style-name="T10">с каждодневными играми в классики, прятки и «ножички».</text:span></text:p>
      <text:p text:style-name="P12">Для игры в «ножички» нужно найти ровную площадку земли, начертить круг и разделить на секторы — по числу участников, а потом по очереди бросать ножик, чтоб воткнулся в землю кого-то из соседей и <text:span text:style-name="T7">заторчал там</text:span>, <text:span text:style-name="T7">после чего, </text:span>по направлению лезвия, проводи<text:span text:style-name="T1">тся</text:span> черта, <text:span text:style-name="T7">и</text:span> сосед <text:span text:style-name="T7">из</text:span>бира<text:span text:style-name="T1">ет</text:span>: какой из двух кусков земли, поделённой чертою, останется ему, а какой отойдёт воткнувшему.</text:p>
      <text:p text:style-name="P13">Игра в «ножички» заканчивалась когда у проигравшего не оставалось достаточно земли, чтобы стоять там хотя бы на одной ножке.</text:p>
      <text:p text:style-name="P9"/>
      <text:p text:style-name="P11"><text:span text:style-name="T9">(...</text:span>«сказка ложь, да в ней намёк...», говорил Пушкин. </text:p>
      <text:p text:style-name="P11">По моему теперешнему разумению, в этой детской игре отражена вся суть всемирной истории...<text:span text:style-name="T9">)</text:span></text:p>
      <text:p text:style-name="P13"/>
      <text:p text:style-name="P13"><text:span text:style-name="T1">Но</text:span> тогда это был просто азарт и сменявшие друг друга ликующая радость и горькое отчаяние.</text:p>
      <text:p text:style-name="P12">Ещё <text:span text:style-name="T11">мы играли </text:span><text:s/>в спички <text:span text:style-name="T11">(именно «в» спички, а не «со»)</text:span>.</text:p>
      <text:p text:style-name="P12">От сжатой в кулак руки отводится большой палец и между ним и средним суставом указательного вставляется спичка — туго, как распорка.</text:p>
      <text:p text:style-name="P12">Соперник своею, точно так же зажатой спичкой, упирается в твою: крест-накрест, и победа за тем, чья спичка выдержала и не сломалась.</text:p>
      <text:p text:style-name="P2">Та же идея, как в цоканье пасхальными яйцами друг об дружку.</text:p>
      <text:p text:style-name="P2">На эту игру изводился не один коробок прихваченных <text:span text:style-name="T1">из дому</text:span> спичек.</text:p>
      <text:p text:style-name="P2"/>
      <text:p text:style-name="P2">Или <text:span text:style-name="T7">мы </text:span><text:s/>просто бегали, играя в «войнушку» с криками «ура!» и «та-та-та!.. <text:span text:style-name="T12">я</text:span> тебя убил!», <text:s/><text:span text:style-name="T12">но</text:span> <text:span text:style-name="T12">убитый</text:span> <text:span text:style-name="T8">никак </text:span>не падал и кричал в ответ: «ну, а я ещё при смерти!», <text:span text:style-name="T8">и </text:span>долго <text:span text:style-name="T8">потом ещё</text:span> <text:s/>бегал и «та-та-такал», прежде чем картинно <text:span text:style-name="T13">по</text:span>валиться в траву.</text:p>
      <text:p text:style-name="P2"><text:span text:style-name="T8">В бою применялись </text:span>самодельные <text:span text:style-name="T8"><text:s/>а</text:span>втоматы, из досочек. <text:span text:style-name="T8">Некоторые мальчики играли</text:span> магазинны<text:span text:style-name="T8">ми</text:span> — из чёрной жести, <text:span text:style-name="T8">в</text:span> <text:span text:style-name="T8">них</text:span> <text:span text:style-name="T8">заряжались</text:span> специальные <text:span text:style-name="T8">боеприпасы </text:span>— <text:span text:style-name="T8">рулончики узеньких бумажных лент </text:span><text:s/>с <text:span text:style-name="T12">посаженными на них </text:span>крапушками серы.</text:p>
      <text:p text:style-name="P2">Эти крапушки громко хлопали, когда пружинный курок ударял по заправленной в автомат <text:soft-page-break/>ленте.</text:p>
      <text:p text:style-name="P2">Мама купила мне подобный пистолет и коробочку пистонов — мелких бумажных кружочков с такими же крапушками серы.</text:p>
      <text:p text:style-name="P2">Их надо было закладывать под курок по <text:span text:style-name="T1">отдельности</text:span> для каждого выстрела.</text:p>
      <text:p text:style-name="P2">При бахканьи, из-под курка подымался лёгкий дымок с кислым запахом.</text:p>
      <text:p text:style-name="P2">Когда я щёлкал пистолетом в куче песка рядом с мусоркой, мальчик из углового дома попросил подарить пистолет ему и я с готовностью отдал. </text:p>
      <text:p text:style-name="P2">Ведь он был сын офицера — ему нужнее.</text:p>
      <text:p text:style-name="P2">Мама никак не могла поверить, что мальчик способен так запросто отдать свой пистолет <text:span text:style-name="T12">другому</text:span>, и требовала, чтобы я сказал <text:span text:style-name="T1">ей </text:span>правду, что потерял <text:span text:style-name="T1">мамин</text:span> подарок.</text:p>
      <text:p text:style-name="P2">Я упорно повторял свою правду и она даже повела меня к отцу того мальчика.</text:p>
      <text:p text:style-name="P2"><text:span text:style-name="T1">О</text:span>фицер начал стыдить сына, а мама <text:span text:style-name="T2">громко </text:span>извинялась, <text:span text:style-name="T2">потому что она</text:span> просто хотела проверить и добиться, чтобы я не вра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2-27T20:44:51.740943686</meta:creation-date>
    <dc:date>2017-02-27T20:44:59.462651267</dc:date>
    <dc:creator>sehrguey </dc:creator>
    <meta:editing-duration>PT7S</meta:editing-duration>
    <meta:editing-cycles>1</meta:editing-cycles>
    <meta:document-statistic meta:table-count="0" meta:image-count="0" meta:object-count="0" meta:page-count="3" meta:paragraph-count="52" meta:word-count="1090" meta:character-count="6914" meta:non-whitespace-character-count="5842"/>
    <meta:generator>LibreOffice/4.3.3.2$Linux_x86 LibreOffice_project/430m0$Build-2</meta:generator>
  </office:meta>
</office:document-meta>
</file>